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1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304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 table:style-name="ce1" office:value-type="string">
            <text:p>CENTER SITE</text:p>
          </table:table-cell>
          <table:table-cell table:style-name="ce3" office:value-type="string">
            <text:p>mci.c</text:p>
          </table:table-cell>
          <table:table-cell table:style-name="ce3" office:value-type="string">
            <text:p>mci.nc</text:p>
          </table:table-cell>
          <table:table-cell table:style-name="ce3" office:value-type="string">
            <text:p>total</text:p>
          </table:table-cell>
          <table:table-cell/>
          <table:table-cell office:value-type="string">
            <text:p>% mci.c</text:p>
          </table:table-cell>
          <table:table-cell office:value-type="string">
            <text:p>% mci.nc</text:p>
          </table:table-cell>
          <table:table-cell office:value-type="string">
            <text:p>% TOTAL</text:p>
          </table:table-cell>
          <table:table-cell table:number-columns-repeated="4"/>
          <table:table-cell office:value-type="string">
            <text:p>&amp;</text:p>
          </table:table-cell>
          <table:table-cell office:value-type="string">
            <text:p>\\</text:p>
          </table:table-cell>
          <table:table-cell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formula="of:=VLOOKUP([.A2];[.$A$17:.$B$27];2;FALSE())" office:value-type="float" office:value="5">
            <text:p>5</text:p>
          </table:table-cell>
          <table:table-cell table:style-name="ce2" table:formula="of:=VLOOKUP([.A2];[.$A$30:.$B$41];2;FALSE())" office:value-type="float" office:value="8">
            <text:p>8</text:p>
          </table:table-cell>
          <table:table-cell table:style-name="ce2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4" table:formula="of:=ROUND(([.B2]/[.B$15])*100;2)" office:value-type="float" office:value="21.74">
            <text:p>21,74</text:p>
          </table:table-cell>
          <table:table-cell table:style-name="ce4" table:formula="of:=ROUND(([.C2]/[.C$15])*100;2)" office:value-type="float" office:value="15.69">
            <text:p>15,69</text:p>
          </table:table-cell>
          <table:table-cell table:style-name="ce4" table:formula="of:=ROUND(([.D2]/[.D$15])*100;2)" office:value-type="float" office:value="17.57">
            <text:p>17,57</text:p>
          </table:table-cell>
          <table:table-cell/>
          <table:table-cell table:formula="of:=CONCATENATE([.E2];[.M$1];[.A2];[.M$1];[.B2];[.M$1];[.C2];[.M$1];[.D2];[.M$1];[.F2];[.M$1];[.G2];[.M$1];[.H2];[.N$1])" office:value-type="string" office:string-value="1&amp;1&amp;5&amp;8&amp;13&amp;21,74&amp;15,69&amp;17,57\\">
            <text:p>1&amp;1&amp;5&amp;8&amp;13&amp;21,74&amp;15,69&amp;17,57\\</text:p>
          </table:table-cell>
          <table:table-cell table:number-columns-repeated="5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 table:formula="of:=VLOOKUP([.A3];[.$A$17:.$B$27];2;FALSE())" office:value-type="float" office:value="4">
            <text:p>4</text:p>
          </table:table-cell>
          <table:table-cell table:style-name="ce2" table:formula="of:=VLOOKUP([.A3];[.$A$30:.$B$41];2;FALSE())"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office:value-type="float" office:value="130">
            <text:p>130</text:p>
          </table:table-cell>
          <table:table-cell table:style-name="ce4" table:formula="of:=ROUND(([.B3]/[.B$15])*100;2)" office:value-type="float" office:value="17.39">
            <text:p>17,39</text:p>
          </table:table-cell>
          <table:table-cell table:style-name="ce4" table:formula="of:=ROUND(([.C3]/[.C$15])*100;2)" office:value-type="float" office:value="13.73">
            <text:p>13,73</text:p>
          </table:table-cell>
          <table:table-cell table:style-name="ce4" table:formula="of:=ROUND(([.D3]/[.D$15])*100;2)" office:value-type="float" office:value="14.86">
            <text:p>14,86</text:p>
          </table:table-cell>
          <table:table-cell/>
          <table:table-cell table:formula="of:=CONCATENATE([.E3];[.M$1];[.A3];[.M$1];[.B3];[.M$1];[.C3];[.M$1];[.D3];[.M$1];[.F3];[.M$1];[.G3];[.M$1];[.H3];[.N$1])" office:value-type="string" office:string-value="130&amp;53&amp;4&amp;7&amp;11&amp;17,39&amp;13,73&amp;14,86\\">
            <text:p>130&amp;53&amp;4&amp;7&amp;11&amp;17,39&amp;13,73&amp;14,86\\</text:p>
          </table:table-cell>
          <table:table-cell table:number-columns-repeated="5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 table:formula="of:=VLOOKUP([.A4];[.$A$17:.$B$27];2;FALSE())" office:value-type="float" office:value="2">
            <text:p>2</text:p>
          </table:table-cell>
          <table:table-cell table:style-name="ce2" table:formula="of:=VLOOKUP([.A4];[.$A$30:.$B$41];2;FALSE())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4" table:formula="of:=ROUND(([.B4]/[.B$15])*100;2)" office:value-type="float" office:value="8.7">
            <text:p>8,7</text:p>
          </table:table-cell>
          <table:table-cell table:style-name="ce4" table:formula="of:=ROUND(([.C4]/[.C$15])*100;2)" office:value-type="float" office:value="15.69">
            <text:p>15,69</text:p>
          </table:table-cell>
          <table:table-cell table:style-name="ce4" table:formula="of:=ROUND(([.D4]/[.D$15])*100;2)" office:value-type="float" office:value="13.51">
            <text:p>13,51</text:p>
          </table:table-cell>
          <table:table-cell/>
          <table:table-cell table:formula="of:=CONCATENATE([.E4];[.M$1];[.A4];[.M$1];[.B4];[.M$1];[.C4];[.M$1];[.D4];[.M$1];[.F4];[.M$1];[.G4];[.M$1];[.H4];[.N$1])" office:value-type="string" office:string-value="6&amp;22&amp;2&amp;8&amp;10&amp;8,7&amp;15,69&amp;13,51\\">
            <text:p>6&amp;22&amp;2&amp;8&amp;10&amp;8,7&amp;15,69&amp;13,51\\</text:p>
          </table:table-cell>
          <table:table-cell table:number-columns-repeated="5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table:formula="of:=VLOOKUP([.A5];[.$A$17:.$B$27];2;FALSE())" office:value-type="float" office:value="1">
            <text:p>1</text:p>
          </table:table-cell>
          <table:table-cell table:style-name="ce2" table:formula="of:=VLOOKUP([.A5];[.$A$30:.$B$41];2;FALSE())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office:value-type="float" office:value="18">
            <text:p>18</text:p>
          </table:table-cell>
          <table:table-cell table:style-name="ce4" table:formula="of:=ROUND(([.B5]/[.B$15])*100;2)" office:value-type="float" office:value="4.35">
            <text:p>4,35</text:p>
          </table:table-cell>
          <table:table-cell table:style-name="ce4" table:formula="of:=ROUND(([.C5]/[.C$15])*100;2)" office:value-type="float" office:value="11.76">
            <text:p>11,76</text:p>
          </table:table-cell>
          <table:table-cell table:style-name="ce4" table:formula="of:=ROUND(([.D5]/[.D$15])*100;2)" office:value-type="float" office:value="9.46">
            <text:p>9,46</text:p>
          </table:table-cell>
          <table:table-cell/>
          <table:table-cell table:formula="of:=CONCATENATE([.E5];[.M$1];[.A5];[.M$1];[.B5];[.M$1];[.C5];[.M$1];[.D5];[.M$1];[.F5];[.M$1];[.G5];[.M$1];[.H5];[.N$1])" office:value-type="string" office:string-value="18&amp;13&amp;1&amp;6&amp;7&amp;4,35&amp;11,76&amp;9,46\\">
            <text:p>18&amp;13&amp;1&amp;6&amp;7&amp;4,35&amp;11,76&amp;9,46\\</text:p>
          </table:table-cell>
          <table:table-cell table:number-columns-repeated="5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 table:formula="of:=VLOOKUP([.A6];[.$A$17:.$B$27];2;FALSE())" office:value-type="float" office:value="1">
            <text:p>1</text:p>
          </table:table-cell>
          <table:table-cell table:style-name="ce2" table:formula="of:=VLOOKUP([.A6];[.$A$30:.$B$41];2;FALSE())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office:value-type="float" office:value="53">
            <text:p>53</text:p>
          </table:table-cell>
          <table:table-cell table:style-name="ce4" table:formula="of:=ROUND(([.B6]/[.B$15])*100;2)" office:value-type="float" office:value="4.35">
            <text:p>4,35</text:p>
          </table:table-cell>
          <table:table-cell table:style-name="ce4" table:formula="of:=ROUND(([.C6]/[.C$15])*100;2)" office:value-type="float" office:value="9.8">
            <text:p>9,8</text:p>
          </table:table-cell>
          <table:table-cell table:style-name="ce4" table:formula="of:=ROUND(([.D6]/[.D$15])*100;2)" office:value-type="float" office:value="8.11">
            <text:p>8,11</text:p>
          </table:table-cell>
          <table:table-cell/>
          <table:table-cell table:formula="of:=CONCATENATE([.E6];[.M$1];[.A6];[.M$1];[.B6];[.M$1];[.C6];[.M$1];[.D6];[.M$1];[.F6];[.M$1];[.G6];[.M$1];[.H6];[.N$1])" office:value-type="string" office:string-value="53&amp;31&amp;1&amp;5&amp;6&amp;4,35&amp;9,8&amp;8,11\\">
            <text:p>53&amp;31&amp;1&amp;5&amp;6&amp;4,35&amp;9,8&amp;8,11\\</text:p>
          </table:table-cell>
          <table:table-cell table:number-columns-repeated="5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table:formula="of:=VLOOKUP([.A7];[.$A$17:.$B$27];2;FALSE())" office:value-type="float" office:value="2">
            <text:p>2</text:p>
          </table:table-cell>
          <table:table-cell table:style-name="ce2" table:formula="of:=VLOOKUP([.A7];[.$A$30:.$B$41];2;FALSE())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office:value-type="float" office:value="13">
            <text:p>13</text:p>
          </table:table-cell>
          <table:table-cell table:style-name="ce4" table:formula="of:=ROUND(([.B7]/[.B$15])*100;2)" office:value-type="float" office:value="8.7">
            <text:p>8,7</text:p>
          </table:table-cell>
          <table:table-cell table:style-name="ce4" table:formula="of:=ROUND(([.C7]/[.C$15])*100;2)" office:value-type="float" office:value="7.84">
            <text:p>7,84</text:p>
          </table:table-cell>
          <table:table-cell table:style-name="ce4" table:formula="of:=ROUND(([.D7]/[.D$15])*100;2)" office:value-type="float" office:value="8.11">
            <text:p>8,11</text:p>
          </table:table-cell>
          <table:table-cell/>
          <table:table-cell table:formula="of:=CONCATENATE([.E7];[.M$1];[.A7];[.M$1];[.B7];[.M$1];[.C7];[.M$1];[.D7];[.M$1];[.F7];[.M$1];[.G7];[.M$1];[.H7];[.N$1])" office:value-type="string" office:string-value="13&amp;10&amp;2&amp;4&amp;6&amp;8,7&amp;7,84&amp;8,11\\">
            <text:p>13&amp;10&amp;2&amp;4&amp;6&amp;8,7&amp;7,84&amp;8,11\\</text:p>
          </table:table-cell>
          <table:table-cell table:number-columns-repeated="5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table:formula="of:=VLOOKUP([.A8];[.$A$17:.$B$27];2;FALSE())" office:value-type="float" office:value="2">
            <text:p>2</text:p>
          </table:table-cell>
          <table:table-cell table:style-name="ce2" table:formula="of:=VLOOKUP([.A8];[.$A$30:.$B$41];2;FALSE())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office:value-type="float" office:value="12">
            <text:p>12</text:p>
          </table:table-cell>
          <table:table-cell table:style-name="ce4" table:formula="of:=ROUND(([.B8]/[.B$15])*100;2)" office:value-type="float" office:value="8.7">
            <text:p>8,7</text:p>
          </table:table-cell>
          <table:table-cell table:style-name="ce4" table:formula="of:=ROUND(([.C8]/[.C$15])*100;2)" office:value-type="float" office:value="7.84">
            <text:p>7,84</text:p>
          </table:table-cell>
          <table:table-cell table:style-name="ce4" table:formula="of:=ROUND(([.D8]/[.D$15])*100;2)" office:value-type="float" office:value="8.11">
            <text:p>8,11</text:p>
          </table:table-cell>
          <table:table-cell/>
          <table:table-cell table:formula="of:=CONCATENATE([.E8];[.M$1];[.A8];[.M$1];[.B8];[.M$1];[.C8];[.M$1];[.D8];[.M$1];[.F8];[.M$1];[.G8];[.M$1];[.H8];[.N$1])" office:value-type="string" office:string-value="12&amp;9&amp;2&amp;4&amp;6&amp;8,7&amp;7,84&amp;8,11\\">
            <text:p>12&amp;9&amp;2&amp;4&amp;6&amp;8,7&amp;7,84&amp;8,11\\</text:p>
          </table:table-cell>
          <table:table-cell table:number-columns-repeated="5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table:formula="of:=VLOOKUP([.A9];[.$A$17:.$B$27];2;FALSE())" office:value-type="float" office:value="3">
            <text:p>3</text:p>
          </table:table-cell>
          <table:table-cell table:style-name="ce2" table:formula="of:=VLOOKUP([.A9];[.$A$30:.$B$41];2;FALSE())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office:value-type="float" office:value="6">
            <text:p>6</text:p>
          </table:table-cell>
          <table:table-cell table:style-name="ce4" table:formula="of:=ROUND(([.B9]/[.B$15])*100;2)" office:value-type="float" office:value="13.04">
            <text:p>13,04</text:p>
          </table:table-cell>
          <table:table-cell table:style-name="ce4" table:formula="of:=ROUND(([.C9]/[.C$15])*100;2)" office:value-type="float" office:value="5.88">
            <text:p>5,88</text:p>
          </table:table-cell>
          <table:table-cell table:style-name="ce4" table:formula="of:=ROUND(([.D9]/[.D$15])*100;2)" office:value-type="float" office:value="8.11">
            <text:p>8,11</text:p>
          </table:table-cell>
          <table:table-cell/>
          <table:table-cell table:formula="of:=CONCATENATE([.E9];[.M$1];[.A9];[.M$1];[.B9];[.M$1];[.C9];[.M$1];[.D9];[.M$1];[.F9];[.M$1];[.G9];[.M$1];[.H9];[.N$1])" office:value-type="string" office:string-value="6&amp;4&amp;3&amp;3&amp;6&amp;13,04&amp;5,88&amp;8,11\\">
            <text:p>6&amp;4&amp;3&amp;3&amp;6&amp;13,04&amp;5,88&amp;8,11\\</text:p>
          </table:table-cell>
          <table:table-cell table:number-columns-repeated="4"/>
          <table:table-cell office:value-type="string">
            <text:p>MOSTRA: ELS 74 PARTICIPANTS</text:p>
          </table:table-cell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 table:formula="of:=VLOOKUP([.A10];[.$A$17:.$B$27];2;FALSE())" office:value-type="float" office:value="1">
            <text:p>1</text:p>
          </table:table-cell>
          <table:table-cell table:style-name="ce2" table:formula="of:=VLOOKUP([.A10];[.$A$30:.$B$41];2;FALSE())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office:value-type="float" office:value="136">
            <text:p>136</text:p>
          </table:table-cell>
          <table:table-cell table:style-name="ce4" table:formula="of:=ROUND(([.B10]/[.B$15])*100;2)" office:value-type="float" office:value="4.35">
            <text:p>4,35</text:p>
          </table:table-cell>
          <table:table-cell table:style-name="ce4" table:formula="of:=ROUND(([.C10]/[.C$15])*100;2)" office:value-type="float" office:value="1.96">
            <text:p>1,96</text:p>
          </table:table-cell>
          <table:table-cell table:style-name="ce4" table:formula="of:=ROUND(([.D10]/[.D$15])*100;2)" office:value-type="float" office:value="2.7">
            <text:p>2,7</text:p>
          </table:table-cell>
          <table:table-cell/>
          <table:table-cell table:formula="of:=CONCATENATE([.E10];[.M$1];[.A10];[.M$1];[.B10];[.M$1];[.C10];[.M$1];[.D10];[.M$1];[.F10];[.M$1];[.G10];[.M$1];[.H10];[.N$1])" office:value-type="string" office:string-value="136&amp;58&amp;1&amp;1&amp;2&amp;4,35&amp;1,96&amp;2,7\\">
            <text:p>136&amp;58&amp;1&amp;1&amp;2&amp;4,35&amp;1,96&amp;2,7\\</text:p>
          </table:table-cell>
          <table:table-cell table:number-columns-repeated="5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2" office:value-type="string">
            <text:p>asd</text:p>
          </table:table-cell>
          <table:table-cell table:style-name="ce2" table:formula="of:=VLOOKUP([.A11];[.$A$30:.$B$41];2;FALSE())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office:value-type="float" office:value="129">
            <text:p>129</text:p>
          </table:table-cell>
          <table:table-cell table:style-name="ce4" office:value-type="string">
            <text:p>asd</text:p>
          </table:table-cell>
          <table:table-cell table:style-name="ce4" table:formula="of:=ROUND(([.C11]/[.C$15])*100;2)" office:value-type="float" office:value="3.92">
            <text:p>3,92</text:p>
          </table:table-cell>
          <table:table-cell table:style-name="ce4" table:formula="of:=ROUND(([.D11]/[.D$15])*100;2)" office:value-type="float" office:value="2.7">
            <text:p>2,7</text:p>
          </table:table-cell>
          <table:table-cell/>
          <table:table-cell table:formula="of:=CONCATENATE([.E11];[.M$1];[.A11];[.M$1];[.B11];[.M$1];[.C11];[.M$1];[.D11];[.M$1];[.F11];[.M$1];[.G11];[.M$1];[.H11];[.N$1])" office:value-type="string" office:string-value="129&amp;52&amp;asd&amp;2&amp;2&amp;asd&amp;3,92&amp;2,7\\">
            <text:p>129&amp;52&amp;asd&amp;2&amp;2&amp;asd&amp;3,92&amp;2,7\\</text:p>
          </table:table-cell>
          <table:table-cell table:number-columns-repeated="5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string">
            <text:p>asd</text:p>
          </table:table-cell>
          <table:table-cell table:style-name="ce2" table:formula="of:=VLOOKUP([.A12];[.$A$30:.$B$41];2;FALSE())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office:value-type="float" office:value="100">
            <text:p>100</text:p>
          </table:table-cell>
          <table:table-cell table:style-name="ce4" office:value-type="string">
            <text:p>asd</text:p>
          </table:table-cell>
          <table:table-cell table:style-name="ce4" table:formula="of:=ROUND(([.C12]/[.C$15])*100;2)" office:value-type="float" office:value="3.92">
            <text:p>3,92</text:p>
          </table:table-cell>
          <table:table-cell table:style-name="ce4" table:formula="of:=ROUND(([.D12]/[.D$15])*100;2)" office:value-type="float" office:value="2.7">
            <text:p>2,7</text:p>
          </table:table-cell>
          <table:table-cell/>
          <table:table-cell table:formula="of:=CONCATENATE([.E12];[.M$1];[.A12];[.M$1];[.B12];[.M$1];[.C12];[.M$1];[.D12];[.M$1];[.F12];[.M$1];[.G12];[.M$1];[.H12];[.N$1])" office:value-type="string" office:string-value="100&amp;43&amp;asd&amp;2&amp;2&amp;asd&amp;3,92&amp;2,7\\">
            <text:p>100&amp;43&amp;asd&amp;2&amp;2&amp;asd&amp;3,92&amp;2,7\\</text:p>
          </table:table-cell>
          <table:table-cell table:number-columns-repeated="5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table:formula="of:=VLOOKUP([.A13];[.$A$17:.$B$27];2;FALSE())" office:value-type="float" office:value="1">
            <text:p>1</text:p>
          </table:table-cell>
          <table:table-cell table:style-name="ce2" table:formula="of:=VLOOKUP([.A13];[.$A$30:.$B$41];2;FALSE())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office:value-type="float" office:value="19">
            <text:p>19</text:p>
          </table:table-cell>
          <table:table-cell table:style-name="ce4" table:formula="of:=ROUND(([.B13]/[.B$15])*100;2)" office:value-type="float" office:value="4.35">
            <text:p>4,35</text:p>
          </table:table-cell>
          <table:table-cell table:style-name="ce4" table:formula="of:=ROUND(([.C13]/[.C$15])*100;2)" office:value-type="float" office:value="1.96">
            <text:p>1,96</text:p>
          </table:table-cell>
          <table:table-cell table:style-name="ce4" table:formula="of:=ROUND(([.D13]/[.D$15])*100;2)" office:value-type="float" office:value="2.7">
            <text:p>2,7</text:p>
          </table:table-cell>
          <table:table-cell/>
          <table:table-cell table:formula="of:=CONCATENATE([.E13];[.M$1];[.A13];[.M$1];[.B13];[.M$1];[.C13];[.M$1];[.D13];[.M$1];[.F13];[.M$1];[.G13];[.M$1];[.H13];[.N$1])" office:value-type="string" office:string-value="19&amp;14&amp;1&amp;1&amp;2&amp;4,35&amp;1,96&amp;2,7\\">
            <text:p>19&amp;14&amp;1&amp;1&amp;2&amp;4,35&amp;1,96&amp;2,7\\</text:p>
          </table:table-cell>
          <table:table-cell table:number-columns-repeated="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table:formula="of:=VLOOKUP([.A14];[.$A$17:.$B$27];2;FALSE())" office:value-type="float" office:value="1">
            <text:p>1</text:p>
          </table:table-cell>
          <table:table-cell table:style-name="ce2" office:value-type="string">
            <text:p>asd</text:p>
          </table:table-cell>
          <table:table-cell table:style-name="ce2" office:value-type="float" office:value="1">
            <text:p>1</text:p>
          </table:table-cell>
          <table:table-cell office:value-type="float" office:value="41">
            <text:p>41</text:p>
          </table:table-cell>
          <table:table-cell table:style-name="ce4" table:formula="of:=ROUND(([.B14]/[.B$15])*100;2)" office:value-type="float" office:value="4.35">
            <text:p>4,35</text:p>
          </table:table-cell>
          <table:table-cell table:style-name="ce4" office:value-type="string">
            <text:p>asd</text:p>
          </table:table-cell>
          <table:table-cell table:style-name="ce4" table:formula="of:=ROUND(([.D14]/[.D$15])*100;2)" office:value-type="float" office:value="1.35">
            <text:p>1,35</text:p>
          </table:table-cell>
          <table:table-cell/>
          <table:table-cell table:formula="of:=CONCATENATE([.E14];[.M$1];[.A14];[.M$1];[.B14];[.M$1];[.C14];[.M$1];[.D14];[.M$1];[.F14];[.M$1];[.G14];[.M$1];[.H14];[.N$1])" office:value-type="string" office:string-value="41&amp;28&amp;1&amp;asd&amp;1&amp;4,35&amp;asd&amp;1,35\\">
            <text:p>41&amp;28&amp;1&amp;asd&amp;1&amp;4,35&amp;asd&amp;1,35\\</text:p>
          </table:table-cell>
          <table:table-cell table:number-columns-repeated="5"/>
        </table:table-row>
        <table:table-row table:style-name="ro2">
          <table:table-cell office:value-type="string">
            <text:p>total</text:p>
          </table:table-cell>
          <table:table-cell table:formula="of:=SUM([.B2:.B10];[.B13:.B14])" office:value-type="float" office:value="23">
            <text:p>23</text:p>
          </table:table-cell>
          <table:table-cell table:formula="of:=SUM([.C2:.C13])" office:value-type="float" office:value="51">
            <text:p>51</text:p>
          </table:table-cell>
          <table:table-cell table:formula="of:=SUM([.D2:.D14])" office:value-type="float" office:value="74">
            <text:p>74</text:p>
          </table:table-cell>
          <table:table-cell/>
          <table:table-cell table:style-name="ce4" table:formula="of:=ROUND(([.B15]/[.B$15])*100;2)" office:value-type="float" office:value="100">
            <text:p>100</text:p>
          </table:table-cell>
          <table:table-cell table:style-name="ce4" table:formula="of:=ROUND(([.C15]/[.C$15])*100;2)" office:value-type="float" office:value="100">
            <text:p>100</text:p>
          </table:table-cell>
          <table:table-cell table:style-name="ce4" table:formula="of:=ROUND(([.D15]/[.D$15])*100;2)" office:value-type="float" office:value="100">
            <text:p>100</text:p>
          </table:table-cell>
          <table:table-cell/>
          <table:table-cell table:formula="of:=CONCATENATE([.E15];[.M$1];[.A15];[.M$1];[.B15];[.M$1];[.C15];[.M$1];[.D15];[.M$1];[.F15];[.M$1];[.G15];[.M$1];[.H15];[.N$1])" office:value-type="string" office:string-value="&amp;total&amp;23&amp;51&amp;74&amp;100&amp;100&amp;100\\">
            <text:p>&amp;total&amp;23&amp;51&amp;74&amp;100&amp;100&amp;100\\</text:p>
          </table:table-cell>
          <table:table-cell table:number-columns-repeated="5"/>
        </table:table-row>
        <table:table-row table:style-name="ro1">
          <table:table-cell office:value-type="string">
            <text:p>CENTRE,</text:p>
          </table:table-cell>
          <table:table-cell office:value-type="string">
            <text:p>FREQUEN mciC</text:p>
          </table:table-cell>
          <table:table-cell/>
          <table:table-cell office:value-type="string">
            <text:p>CODI CENTRE VARIABLE PTID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formula="of:=VLOOKUP([.A17];[.B$59:.C$132];2;FALSE())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/>
          <table:table-cell table:formula="of:=VLOOKUP([.A18];[.B$59:.C$132];2;FALSE())" office:value-type="float" office:value="130">
            <text:p>130</text:p>
          </table:table-cell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VLOOKUP([.A19];[.B$59:.C$132];2;FALSE())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table:formula="of:=VLOOKUP([.A20];[.B$59:.C$132];2;FALSE())" office:value-type="float" office:value="31">
            <text:p>31</text:p>
          </table:table-cell>
          <table:table-cell table:number-columns-repeated="1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table:formula="of:=VLOOKUP([.A21];[.B$59:.C$132];2;FALSE())" office:value-type="float" office:value="13">
            <text:p>13</text:p>
          </table:table-cell>
          <table:table-cell table:number-columns-repeated="1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table:formula="of:=VLOOKUP([.A22];[.B$59:.C$132];2;FALSE())" office:value-type="float" office:value="12">
            <text:p>12</text:p>
          </table:table-cell>
          <table:table-cell table:number-columns-repeated="1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/>
          <table:table-cell table:formula="of:=VLOOKUP([.A23];[.B$59:.C$132];2;FALSE())" office:value-type="float" office:value="53">
            <text:p>53</text:p>
          </table:table-cell>
          <table:table-cell table:number-columns-repeated="1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/>
          <table:table-cell table:formula="of:=VLOOKUP([.A24];[.B$59:.C$132];2;FALSE())" office:value-type="float" office:value="41">
            <text:p>41</text:p>
          </table:table-cell>
          <table:table-cell table:number-columns-repeated="11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/>
          <table:table-cell table:formula="of:=VLOOKUP([.A25];[.B$59:.C$132];2;FALSE())" office:value-type="float" office:value="136">
            <text:p>136</text:p>
          </table:table-cell>
          <table:table-cell table:number-columns-repeated="3"/>
          <table:table-cell office:value-type="string">
            <text:p>TOP 3</text:p>
          </table:table-cell>
          <table:table-cell table:number-columns-repeated="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table:formula="of:=VLOOKUP([.A26];[.B$59:.C$132];2;FALSE())" office:value-type="float" office:value="19">
            <text:p>19</text:p>
          </table:table-cell>
          <table:table-cell/>
          <table:table-cell table:formula="of:=SUM([.F2:.F4])" office:value-type="float" office:value="47.83">
            <text:p>47,83</text:p>
          </table:table-cell>
          <table:table-cell table:formula="of:=SUM([.G2:.G4])" office:value-type="float" office:value="45.11">
            <text:p>45,11</text:p>
          </table:table-cell>
          <table:table-cell table:formula="of:=SUM([.H2:.H4])" office:value-type="float" office:value="45.94">
            <text:p>45,94</text:p>
          </table:table-cell>
          <table:table-cell table:number-columns-repeated="7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f:=VLOOKUP([.A27];[.B$59:.C$132];2;FALSE())" office:value-type="float" office:value="18">
            <text:p>18</text:p>
          </table:table-cell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CENTRE,</text:p>
          </table:table-cell>
          <table:table-cell office:value-type="string">
            <text:p>FREQUENMCINC</text:p>
          </table:table-cell>
          <table:table-cell table:number-columns-repeated="1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/>
          <table:table-cell table:formula="of:=VLOOKUP([.A30];[.B$59:.C$132];2;FALSE())" office:value-type="float" office:value="31">
            <text:p>31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table:formula="of:=VLOOKUP([.A31];[.B$59:.C$132];2;FALSE())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/>
          <table:table-cell table:formula="of:=VLOOKUP([.A32];[.B$59:.C$132];2;FALSE())" office:value-type="float" office:value="130">
            <text:p>130</text:p>
          </table:table-cell>
          <table:table-cell table:number-columns-repeated="1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/>
          <table:table-cell table:formula="of:=VLOOKUP([.A33];[.B$59:.C$132];2;FALSE())" office:value-type="float" office:value="18">
            <text:p>18</text:p>
          </table:table-cell>
          <table:table-cell table:number-columns-repeated="1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/>
          <table:table-cell table:formula="of:=VLOOKUP([.A34];[.B$59:.C$132];2;FALSE())" office:value-type="float" office:value="53">
            <text:p>53</text:p>
          </table:table-cell>
          <table:table-cell table:number-columns-repeated="1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formula="of:=VLOOKUP([.A35];[.B$59:.C$132];2;FALSE())" office:value-type="float" office:value="13">
            <text:p>13</text:p>
          </table:table-cell>
          <table:table-cell table:number-columns-repeated="1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formula="of:=VLOOKUP([.A36];[.B$59:.C$132];2;FALSE())" office:value-type="float" office:value="12">
            <text:p>12</text:p>
          </table:table-cell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VLOOKUP([.A37];[.B$59:.C$132];2;FALSE())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table:formula="of:=VLOOKUP([.A38];[.B$59:.C$132];2;FALSE())" office:value-type="float" office:value="129">
            <text:p>129</text:p>
          </table:table-cell>
          <table:table-cell table:number-columns-repeated="11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/>
          <table:table-cell table:formula="of:=VLOOKUP([.A39];[.B$59:.C$132];2;FALSE())" office:value-type="float" office:value="100">
            <text:p>100</text:p>
          </table:table-cell>
          <table:table-cell table:number-columns-repeated="11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/>
          <table:table-cell table:formula="of:=VLOOKUP([.A40];[.B$59:.C$132];2;FALSE())" office:value-type="float" office:value="136">
            <text:p>136</text:p>
          </table:table-cell>
          <table:table-cell table:number-columns-repeated="1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table:formula="of:=VLOOKUP([.A41];[.B$59:.C$132];2;FALSE())" office:value-type="float" office:value="19">
            <text:p>19</text:p>
          </table:table-cell>
          <table:table-cell table:number-columns-repeated="11"/>
        </table:table-row>
        <table:table-row table:style-name="ro2" table:number-rows-repeated="17">
          <table:table-cell table:number-columns-repeated="15"/>
        </table:table-row>
        <table:table-row table:style-name="ro2">
          <table:table-cell office:value-type="string">
            <text:p>130_S_2403</text:p>
          </table:table-cell>
          <table:table-cell office:value-type="float" office:value="53">
            <text:p>53</text:p>
          </table:table-cell>
          <table:table-cell office:value-type="float" office:value="130">
            <text:p>130</text:p>
          </table:table-cell>
          <table:table-cell table:number-columns-repeated="12"/>
        </table:table-row>
        <table:table-row table:style-name="ro2">
          <table:table-cell office:value-type="string">
            <text:p>012_S_418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12"/>
        </table:table-row>
        <table:table-row table:style-name="ro2">
          <table:table-cell office:value-type="string">
            <text:p>130_S_4415</text:p>
          </table:table-cell>
          <table:table-cell office:value-type="float" office:value="53">
            <text:p>53</text:p>
          </table:table-cell>
          <table:table-cell table:number-columns-repeated="13"/>
        </table:table-row>
        <table:table-row table:style-name="ro2">
          <table:table-cell office:value-type="string">
            <text:p>018_S_459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12"/>
        </table:table-row>
        <table:table-row table:style-name="ro2">
          <table:table-cell office:value-type="string">
            <text:p>053_S_4661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number-columns-repeated="12"/>
        </table:table-row>
        <table:table-row table:style-name="ro2">
          <table:table-cell office:value-type="string">
            <text:p>019_S_4680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12"/>
        </table:table-row>
        <table:table-row table:style-name="ro2">
          <table:table-cell office:value-type="string">
            <text:p>041_S_5026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table:number-columns-repeated="12"/>
        </table:table-row>
        <table:table-row table:style-name="ro2">
          <table:table-cell office:value-type="string">
            <text:p>002_S_07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string">
            <text:p>013_S_118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2"/>
        </table:table-row>
        <table:table-row table:style-name="ro2">
          <table:table-cell office:value-type="string">
            <text:p>002_S_126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string">
            <text:p>031_S_4042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12"/>
        </table:table-row>
        <table:table-row table:style-name="ro2">
          <table:table-cell office:value-type="string">
            <text:p>012_S_4094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2">
          <table:table-cell office:value-type="string">
            <text:p>002_S_4171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string">
            <text:p>136_S_4189</text:p>
          </table:table-cell>
          <table:table-cell office:value-type="float" office:value="58">
            <text:p>58</text:p>
          </table:table-cell>
          <table:table-cell office:value-type="float" office:value="136">
            <text:p>136</text:p>
          </table:table-cell>
          <table:table-cell table:number-columns-repeated="12"/>
        </table:table-row>
        <table:table-row table:style-name="ro2">
          <table:table-cell office:value-type="string">
            <text:p>031_S_4203</text:p>
          </table:table-cell>
          <table:table-cell office:value-type="float" office:value="22">
            <text:p>22</text:p>
          </table:table-cell>
          <table:table-cell table:number-columns-repeated="13"/>
        </table:table-row>
        <table:table-row table:style-name="ro2">
          <table:table-cell office:value-type="string">
            <text:p>130_S_4250</text:p>
          </table:table-cell>
          <table:table-cell office:value-type="float" office:value="53">
            <text:p>53</text:p>
          </table:table-cell>
          <table:table-cell table:number-columns-repeated="13"/>
        </table:table-row>
        <table:table-row table:style-name="ro2">
          <table:table-cell office:value-type="string">
            <text:p>006_S_434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string">
            <text:p>006_S_4363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2">
          <table:table-cell office:value-type="string">
            <text:p>006_S_4515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2">
          <table:table-cell office:value-type="string">
            <text:p>002_S_4521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string">
            <text:p>130_S_4542</text:p>
          </table:table-cell>
          <table:table-cell office:value-type="float" office:value="53">
            <text:p>53</text:p>
          </table:table-cell>
          <table:table-cell table:number-columns-repeated="13"/>
        </table:table-row>
        <table:table-row table:style-name="ro2">
          <table:table-cell office:value-type="string">
            <text:p>013_S_4595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2">
          <table:table-cell office:value-type="string">
            <text:p>002_S_474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string">
            <text:p>002_S_2010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string">
            <text:p>031_S_2018</text:p>
          </table:table-cell>
          <table:table-cell office:value-type="float" office:value="22">
            <text:p>22</text:p>
          </table:table-cell>
          <table:table-cell table:number-columns-repeated="13"/>
        </table:table-row>
        <table:table-row table:style-name="ro2">
          <table:table-cell office:value-type="string">
            <text:p>031_S_2022</text:p>
          </table:table-cell>
          <table:table-cell office:value-type="float" office:value="22">
            <text:p>22</text:p>
          </table:table-cell>
          <table:table-cell table:number-columns-repeated="13"/>
        </table:table-row>
        <table:table-row table:style-name="ro2">
          <table:table-cell office:value-type="string">
            <text:p>002_S_207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string">
            <text:p>018_S_2133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2">
          <table:table-cell office:value-type="string">
            <text:p>018_S_2155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2">
          <table:table-cell office:value-type="string">
            <text:p>018_S_2180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2">
          <table:table-cell office:value-type="string">
            <text:p>031_S_2233</text:p>
          </table:table-cell>
          <table:table-cell office:value-type="float" office:value="22">
            <text:p>22</text:p>
          </table:table-cell>
          <table:table-cell table:number-columns-repeated="13"/>
        </table:table-row>
        <table:table-row table:style-name="ro2">
          <table:table-cell office:value-type="string">
            <text:p>053_S_2357</text:p>
          </table:table-cell>
          <table:table-cell office:value-type="float" office:value="31">
            <text:p>31</text:p>
          </table:table-cell>
          <table:table-cell table:number-columns-repeated="13"/>
        </table:table-row>
        <table:table-row table:style-name="ro2">
          <table:table-cell office:value-type="string">
            <text:p>130_S_2373</text:p>
          </table:table-cell>
          <table:table-cell office:value-type="float" office:value="53">
            <text:p>53</text:p>
          </table:table-cell>
          <table:table-cell table:number-columns-repeated="13"/>
        </table:table-row>
        <table:table-row table:style-name="ro2">
          <table:table-cell office:value-type="string">
            <text:p>013_S_2389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2">
          <table:table-cell office:value-type="string">
            <text:p>130_S_2391</text:p>
          </table:table-cell>
          <table:table-cell office:value-type="float" office:value="53">
            <text:p>53</text:p>
          </table:table-cell>
          <table:table-cell table:number-columns-repeated="13"/>
        </table:table-row>
        <table:table-row table:style-name="ro2">
          <table:table-cell office:value-type="string">
            <text:p>053_S_2396</text:p>
          </table:table-cell>
          <table:table-cell office:value-type="float" office:value="31">
            <text:p>31</text:p>
          </table:table-cell>
          <table:table-cell table:number-columns-repeated="13"/>
        </table:table-row>
        <table:table-row table:style-name="ro2">
          <table:table-cell office:value-type="string">
            <text:p>012_S_4012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2">
          <table:table-cell office:value-type="string">
            <text:p>012_S_4128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2">
          <table:table-cell office:value-type="string">
            <text:p>031_S_4149</text:p>
          </table:table-cell>
          <table:table-cell office:value-type="float" office:value="22">
            <text:p>22</text:p>
          </table:table-cell>
          <table:table-cell table:number-columns-repeated="13"/>
        </table:table-row>
        <table:table-row table:style-name="ro2">
          <table:table-cell office:value-type="string">
            <text:p>129_S_4220</text:p>
          </table:table-cell>
          <table:table-cell office:value-type="float" office:value="52">
            <text:p>52</text:p>
          </table:table-cell>
          <table:table-cell office:value-type="float" office:value="129">
            <text:p>129</text:p>
          </table:table-cell>
          <table:table-cell table:number-columns-repeated="12"/>
        </table:table-row>
        <table:table-row table:style-name="ro2">
          <table:table-cell office:value-type="string">
            <text:p>013_S_4268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2">
          <table:table-cell office:value-type="string">
            <text:p>130_S_4405</text:p>
          </table:table-cell>
          <table:table-cell office:value-type="float" office:value="53">
            <text:p>53</text:p>
          </table:table-cell>
          <table:table-cell table:number-columns-repeated="13"/>
        </table:table-row>
        <table:table-row table:style-name="ro2">
          <table:table-cell office:value-type="string">
            <text:p>130_S_4417</text:p>
          </table:table-cell>
          <table:table-cell office:value-type="float" office:value="53">
            <text:p>53</text:p>
          </table:table-cell>
          <table:table-cell table:number-columns-repeated="13"/>
        </table:table-row>
        <table:table-row table:style-name="ro2">
          <table:table-cell office:value-type="string">
            <text:p>002_S_444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string">
            <text:p>002_S_447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string">
            <text:p>031_S_4476</text:p>
          </table:table-cell>
          <table:table-cell office:value-type="float" office:value="22">
            <text:p>22</text:p>
          </table:table-cell>
          <table:table-cell table:number-columns-repeated="13"/>
        </table:table-row>
        <table:table-row table:style-name="ro2">
          <table:table-cell office:value-type="string">
            <text:p>100_S_4512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table:number-columns-repeated="12"/>
        </table:table-row>
        <table:table-row table:style-name="ro2">
          <table:table-cell office:value-type="string">
            <text:p>100_S_4556</text:p>
          </table:table-cell>
          <table:table-cell office:value-type="float" office:value="43">
            <text:p>43</text:p>
          </table:table-cell>
          <table:table-cell table:number-columns-repeated="13"/>
        </table:table-row>
        <table:table-row table:style-name="ro2">
          <table:table-cell office:value-type="string">
            <text:p>053_S_4557</text:p>
          </table:table-cell>
          <table:table-cell office:value-type="float" office:value="31">
            <text:p>31</text:p>
          </table:table-cell>
          <table:table-cell table:number-columns-repeated="13"/>
        </table:table-row>
        <table:table-row table:style-name="ro2">
          <table:table-cell office:value-type="string">
            <text:p>006_S_4679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2">
          <table:table-cell office:value-type="string">
            <text:p>002_S_479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string">
            <text:p>018_S_4809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2">
          <table:table-cell office:value-type="string">
            <text:p>053_S_4813</text:p>
          </table:table-cell>
          <table:table-cell office:value-type="float" office:value="31">
            <text:p>31</text:p>
          </table:table-cell>
          <table:table-cell table:number-columns-repeated="13"/>
        </table:table-row>
        <table:table-row table:style-name="ro2">
          <table:table-cell office:value-type="string">
            <text:p>012_S_4849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2">
          <table:table-cell office:value-type="string">
            <text:p>018_S_4868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2">
          <table:table-cell office:value-type="string">
            <text:p>130_S_4883</text:p>
          </table:table-cell>
          <table:table-cell office:value-type="float" office:value="53">
            <text:p>53</text:p>
          </table:table-cell>
          <table:table-cell table:number-columns-repeated="13"/>
        </table:table-row>
        <table:table-row table:style-name="ro2">
          <table:table-cell office:value-type="string">
            <text:p>013_S_4917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2">
          <table:table-cell office:value-type="string">
            <text:p>012_S_4987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2">
          <table:table-cell office:value-type="string">
            <text:p>136_S_0107</text:p>
          </table:table-cell>
          <table:table-cell office:value-type="float" office:value="58">
            <text:p>58</text:p>
          </table:table-cell>
          <table:table-cell table:number-columns-repeated="13"/>
        </table:table-row>
        <table:table-row table:style-name="ro2">
          <table:table-cell office:value-type="string">
            <text:p>053_S_0919</text:p>
          </table:table-cell>
          <table:table-cell office:value-type="float" office:value="31">
            <text:p>31</text:p>
          </table:table-cell>
          <table:table-cell table:number-columns-repeated="13"/>
        </table:table-row>
        <table:table-row table:style-name="ro2">
          <table:table-cell office:value-type="string">
            <text:p>002_S_115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string">
            <text:p>031_S_4029</text:p>
          </table:table-cell>
          <table:table-cell office:value-type="float" office:value="22">
            <text:p>22</text:p>
          </table:table-cell>
          <table:table-cell table:number-columns-repeated="13"/>
        </table:table-row>
        <table:table-row table:style-name="ro2">
          <table:table-cell office:value-type="string">
            <text:p>002_S_422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string">
            <text:p>129_S_4287</text:p>
          </table:table-cell>
          <table:table-cell office:value-type="float" office:value="52">
            <text:p>52</text:p>
          </table:table-cell>
          <table:table-cell table:number-columns-repeated="13"/>
        </table:table-row>
        <table:table-row table:style-name="ro2">
          <table:table-cell office:value-type="string">
            <text:p>130_S_4294</text:p>
          </table:table-cell>
          <table:table-cell office:value-type="float" office:value="53">
            <text:p>53</text:p>
          </table:table-cell>
          <table:table-cell table:number-columns-repeated="13"/>
        </table:table-row>
        <table:table-row table:style-name="ro2">
          <table:table-cell office:value-type="string">
            <text:p>013_S_4395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2">
          <table:table-cell office:value-type="string">
            <text:p>019_S_4548</text:p>
          </table:table-cell>
          <table:table-cell office:value-type="float" office:value="14">
            <text:p>14</text:p>
          </table:table-cell>
          <table:table-cell table:number-columns-repeated="13"/>
        </table:table-row>
        <table:table-row table:style-name="ro2">
          <table:table-cell office:value-type="string">
            <text:p>031_S_4590</text:p>
          </table:table-cell>
          <table:table-cell office:value-type="float" office:value="22">
            <text:p>22</text:p>
          </table:table-cell>
          <table:table-cell table:number-columns-repeated="13"/>
        </table:table-row>
        <table:table-row table:style-name="ro2">
          <table:table-cell office:value-type="string">
            <text:p>002_S_465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string">
            <text:p>006_S_4713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2">
          <table:table-cell office:value-type="string">
            <text:p>031_S_4721</text:p>
          </table:table-cell>
          <table:table-cell office:value-type="float" office:value="22">
            <text:p>22</text:p>
          </table:table-cell>
          <table:table-cell table:number-columns-repeated="13"/>
        </table:table-row>
        <table:table-row table:style-name="ro2">
          <table:table-cell office:value-type="string">
            <text:p>130_S_4817</text:p>
          </table:table-cell>
          <table:table-cell office:value-type="float" office:value="53">
            <text:p>53</text:p>
          </table:table-cell>
          <table:table-cell table:number-columns-repeated="13"/>
        </table:table-row>
        <table:table-row table:style-name="ro2">
          <table:table-cell office:value-type="string">
            <text:p>018_S_4889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2">
          <table:table-cell office:value-type="string">
            <text:p>006_S_4960</text:p>
          </table:table-cell>
          <table:table-cell office:value-type="float" office:value="4">
            <text:p>4</text:p>
          </table:table-cell>
          <table:table-cell table:number-columns-repeated="13"/>
        </table:table-row>
      </table:table>
      <table:table table:name="Hoja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30/08/2018</text:date>, <text:time>19:37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 SANCHEZ SANS</meta:initial-creator>
    <meta:creation-date>2018-08-29T09:49:25.54</meta:creation-date>
    <dc:date>2018-08-30T19:37:41.70</dc:date>
    <dc:creator>SANTI SANCHEZ SANS</dc:creator>
    <meta:editing-duration>P1DT9H48M16S</meta:editing-duration>
    <meta:editing-cycles>2</meta:editing-cycles>
    <meta:generator>OpenOffice/4.1.5$Win32 OpenOffice.org_project/415m1$Build-9789</meta:generator>
    <meta:document-statistic meta:table-count="3" meta:cell-count="375" meta:object-count="0"/>
  </office:meta>
</office:document-meta>
</file>